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Récupération des données via l'API GitHub (filtrage par langue)</text:h>
      <text:p text:style-name="Text_20_body"><text:span text:style-name="Strong_20_Emphasis">Objectif :</text:span> Récupérer des informations sur des dépôts GitHub via leur API et filtrer ceux ayant des descriptions en anglais à l'aide du module <text:span text:style-name="Strong_20_Emphasis">LangDetect</text:span>.</text:p>
      <text:list text:style-name="L1">
        <text:list-item>
          <text:p text:style-name="P1"><text:span text:style-name="Strong_20_Emphasis">Données à cette étape :</text:span> Les données sont envoyées par GitHub sous forme de <text:span text:style-name="Strong_20_Emphasis">JSON</text:span>. Ces données incluent des informations sur les dépôts, comme le nom du dépôt, la description, la date de création, etc.</text:p>
        </text:list-item>
      </text:list>
      <text:p text:style-name="Text_20_body"><text:span text:style-name="Strong_20_Emphasis">Processus :</text:span></text:p>
      <text:list text:style-name="L2">
        <text:list-item>
          <text:p text:style-name="P2">Le script effectue une requête à l'API GitHub pour récupérer des dépôts créés au cours d'un mois spécifique.</text:p>
        </text:list-item>
        <text:list-item>
          <text:p text:style-name="P2">Avant d'envoyer les données vers Kafka, <text:span text:style-name="Strong_20_Emphasis">LangDetect</text:span> est utilisé pour détecter la langue des descriptions des dépôts.</text:p>
        </text:list-item>
        <text:list-item>
          <text:p text:style-name="P3">Si la description est en anglais (<text:span text:style-name="Source_20_Text">'en'</text:span>), le dépôt est sélectionné ; sinon, il est ignoré.</text:p>
        </text:list-item>
      </text:list>
      <text:p text:style-name="Text_20_body"><text:span text:style-name="Strong_20_Emphasis">Données après cette étape :</text:span> Une liste d'objets JSON contenant les informations sur les dépôts GitHub <text:span text:style-name="Strong_20_Emphasis">en anglais</text:span>, prêts à être envoyées à Kafka.</text:p>
      <text:p text:style-name="Horizontal_20_Line"/>
      <text:h text:style-name="Heading_20_3" text:outline-level="3">2. Production des données sur un topic Kafka en temps réel</text:h>
      <text:p text:style-name="Text_20_body"><text:span text:style-name="Strong_20_Emphasis">Objectif :</text:span> Envoi des données filtrées sur un topic Kafka en temps réel pour permettre leur consommation et traitement ultérieur.</text:p>
      <text:list text:style-name="L3">
        <text:list-item>
          <text:p text:style-name="P4"><text:span text:style-name="Strong_20_Emphasis">Données à cette étape :</text:span> Les objets JSON filtrés contenant les informations sur les dépôts sont envoyés au topic Kafka.</text:p>
        </text:list-item>
      </text:list>
      <text:p text:style-name="Text_20_body"><text:span text:style-name="Strong_20_Emphasis">Processus :</text:span></text:p>
      <text:list text:style-name="L4">
        <text:list-item>
          <text:p text:style-name="P5">Utilisation de <text:span text:style-name="Strong_20_Emphasis">KafkaProducer</text:span> pour publier les données dans un topic Kafka (par exemple <text:span text:style-name="Source_20_Text">github_repos</text:span>).</text:p>
        </text:list-item>
        <text:list-item>
          <text:p text:style-name="P6">Chaque message Kafka contient des informations spécifiques à chaque dépôt, comme son nom, sa description, son URL, etc.</text:p>
        </text:list-item>
      </text:list>
      <text:p text:style-name="Text_20_body"><text:span text:style-name="Strong_20_Emphasis">Données après cette étape :</text:span> Les données sont envoyées au topic Kafka sous forme de messages contenant des objets JSON.</text:p>
      <text:p text:style-name="Horizontal_20_Line"/>
      <text:h text:style-name="Heading_20_3" text:outline-level="3">3. Consommation des données via un consumer Spark en temps réel</text:h>
      <text:p text:style-name="Text_20_body"><text:span text:style-name="Strong_20_Emphasis">Objectif :</text:span> Consommer les données en temps réel depuis Kafka pour effectuer un traitement en parallèle sur ces données.</text:p>
      <text:list text:style-name="L5">
        <text:list-item>
          <text:p text:style-name="P7"><text:span text:style-name="Strong_20_Emphasis">Données à cette étape :</text:span> Les messages Kafka contenant des informations sur les dépôts GitHub sont consommés par Spark Streaming.</text:p>
        </text:list-item>
      </text:list>
      <text:p text:style-name="Text_20_body"><text:span text:style-name="Strong_20_Emphasis">Processus :</text:span></text:p>
      <text:list text:style-name="L6">
        <text:list-item>
          <text:p text:style-name="P8">Spark utilise son module de streaming pour lire les données depuis le topic Kafka.</text:p>
        </text:list-item>
        <text:list-item>
          <text:p text:style-name="P9"><text:soft-page-break/>Ces données sont ensuite traitées en temps réel. Par exemple, des transformations peuvent être appliquées aux données, comme l'agrégation, la suppression des doublons, ou l'enrichissement.</text:p>
        </text:list-item>
      </text:list>
      <text:p text:style-name="Text_20_body"><text:span text:style-name="Strong_20_Emphasis">Données après cette étape :</text:span> Les données sont traitées par Spark et peuvent être utilisées pour des analyses ou être envoyées à d'autres systèmes de stockage.</text:p>
      <text:p text:style-name="Horizontal_20_Line"/>
      <text:h text:style-name="Heading_20_3" text:outline-level="3">4. Envoi des données sur une base Elasticsearch + transformation en vecteurs pour la similarité vectorielle</text:h>
      <text:p text:style-name="Text_20_body"><text:span text:style-name="Strong_20_Emphasis">Objectif :</text:span> Envoyer les données traitées vers Elasticsearch et les transformer en vecteurs pour effectuer des recherches de similarité.</text:p>
      <text:list text:style-name="L7">
        <text:list-item>
          <text:p text:style-name="P10"><text:span text:style-name="Strong_20_Emphasis">Données à cette étape :</text:span> Les données traitées sont envoyées à Elasticsearch sous forme de documents JSON. De plus, les données sont transformées en vecteurs pour une recherche de similarité.</text:p>
        </text:list-item>
      </text:list>
      <text:p text:style-name="Text_20_body"><text:span text:style-name="Strong_20_Emphasis">Processus :</text:span></text:p>
      <text:list text:style-name="L8">
        <text:list-item>
          <text:p text:style-name="P11">Les données traitées sont indexées dans Elasticsearch pour permettre une recherche rapide.</text:p>
        </text:list-item>
        <text:list-item>
          <text:p text:style-name="P11">Chaque dépôt GitHub peut être transformé en vecteur (par exemple, via des modèles de <text:span text:style-name="Strong_20_Emphasis">TF-IDF</text:span> ou des <text:span text:style-name="Strong_20_Emphasis">embeddings</text:span> de texte comme <text:span text:style-name="Strong_20_Emphasis">BERT</text:span> ou <text:span text:style-name="Strong_20_Emphasis">Sentence-BERT</text:span>).</text:p>
        </text:list-item>
        <text:list-item>
          <text:p text:style-name="P12">Une fois que les dépôts sont dans Elasticsearch et que les vecteurs sont créés, des requêtes de similarité vectorielle peuvent être effectuées pour trouver des dépôts similaires.</text:p>
        </text:list-item>
      </text:list>
      <text:p text:style-name="Text_20_body"><text:span text:style-name="Strong_20_Emphasis">Données après cette étape :</text:span> Les données sont stockées dans Elasticsearch et prêtes à être utilisées pour des requêtes de recherche, des analyses de similarité, etc.</text:p>
      <text:p text:style-name="Horizontal_20_Line"/>
      <text:h text:style-name="Heading_20_3" text:outline-level="3">Récapitulatif des étapes avec données à chaque étape :</text:h>
      <text:list text:style-name="L9">
        <text:list-item>
          <text:p text:style-name="P13"><text:span text:style-name="Strong_20_Emphasis">Récupération des données via l'API GitHub</text:span> : Dépôts GitHub avec descriptions en anglais.</text:p>
        </text:list-item>
        <text:list-item>
          <text:p text:style-name="P13"><text:span text:style-name="Strong_20_Emphasis">Production sur Kafka</text:span> : Données envoyées au topic Kafka sous forme de messages JSON.</text:p>
        </text:list-item>
        <text:list-item>
          <text:p text:style-name="P13"><text:span text:style-name="Strong_20_Emphasis">Consommation via Spark</text:span> : Données traitées en temps réel par Spark.</text:p>
        </text:list-item>
        <text:list-item>
          <text:p text:style-name="P14"><text:span text:style-name="Strong_20_Emphasis">Envoi à Elasticsearch + Similarité vectorielle</text:span> : Données stockées dans Elasticsearch et vecteurs créés pour la recherche de similarité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1:19:58.345000000</meta:creation-date>
    <dc:date>2025-01-13T15:30:08.181000000</dc:date>
    <meta:editing-duration>PT3H59M58S</meta:editing-duration>
    <meta:editing-cycles>1</meta:editing-cycles>
    <meta:document-statistic meta:table-count="0" meta:image-count="0" meta:object-count="0" meta:page-count="2" meta:paragraph-count="35" meta:word-count="609" meta:character-count="3751" meta:non-whitespace-character-count="3195"/>
    <meta:generator>LibreOffice/24.8.2.1$Windows_X86_64 LibreOffice_project/0f794b6e29741098670a3b95d60478a65d05ef13</meta:generator>
  </office:meta>
</office:document-meta>
</file>